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fo:background-color="#faa61a"/>
    </style:style>
    <style:style style:name="ce19" style:family="table-cell" style:parent-style-name="Default" style:data-style-name="N37"/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ackground-color="#faa61a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SUM([.A2:.A71])" office:value-type="float" office:value="138" calcext:value-type="float">
            <text:p>138</text:p>
          </table:table-cell>
          <table:table-cell table:style-name="ce2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3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6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6"/>
        <table:table-column table:style-name="co1" table:number-columns-repeated="6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27"/>
          <table:table-cell table:number-columns-repeated="6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1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07:53:51.614740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28T07:54:24.758625021</dc:date>
    <meta:creation-date>2014-12-14T08:12:00Z</meta:creation-date>
    <meta:editing-cycles>573</meta:editing-cycles>
    <meta:editing-duration>PT23H27M40S</meta:editing-duration>
    <meta:generator>LibreOffice/7.0.3.1$Linux_X86_64 LibreOffice_project/d7547858d014d4cf69878db179d326fc3483e082</meta:generator>
    <meta:document-statistic meta:table-count="10" meta:cell-count="1716" meta:object-count="0"/>
  </office:meta>
</office:document-meta>
</file>